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388000009C4F15234D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X Frontend MU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By Ale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1388000009C4F15234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imbus Sans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1:40:52.035054703</meta:creation-date>
    <meta:editing-cycles>2</meta:editing-cycles>
    <meta:editing-duration>PT43M17S</meta:editing-duration>
    <dc:date>2024-11-28T22:34:22.508526892</dc:date>
    <meta:generator>LibreOffice/24.8.3.2$Linux_X86_64 LibreOffice_project/480$Build-2</meta:generator>
    <meta:document-statistic meta:object-count="25"/>
  </office:meta>
</office:document-meta>
</file>